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officeooo:rsid="0002a0e4" officeooo:paragraph-rsid="0002a0e4"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1pt" fo:font-style="normal" fo:font-weight="bold" officeooo:rsid="0001ec98" officeooo:paragraph-rsid="0002a0e4" style:font-size-asian="11pt" style:font-style-asian="normal" style:font-weight-asian="bold" style:font-size-complex="11pt" style:font-style-complex="normal" style:font-weight-complex="bold"/>
    </style:style>
    <style:style style:name="P3" style:family="paragraph" style:parent-style-name="Standard">
      <style:paragraph-properties fo:text-align="start" style:justify-single-word="false"/>
      <style:text-properties fo:font-size="11pt" fo:font-style="normal" fo:font-weight="normal" officeooo:rsid="00055a10" officeooo:paragraph-rsid="00055a10"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weight="bold" officeooo:rsid="00078353" officeooo:paragraph-rsid="00078353" style:font-weight-asian="bold" style:font-weight-complex="bold"/>
    </style:style>
    <style:style style:name="P5" style:family="paragraph" style:parent-style-name="Standard">
      <style:paragraph-properties fo:text-align="start" style:justify-single-word="false"/>
      <style:text-properties officeooo:rsid="00078353" officeooo:paragraph-rsid="00078353"/>
    </style:style>
    <style:style style:name="P6" style:family="paragraph" style:parent-style-name="Text_20_body">
      <style:paragraph-properties fo:margin-top="0cm" fo:margin-bottom="0.046cm" loext:contextual-spacing="false" fo:line-height="100%" fo:text-align="start" style:justify-single-word="false"/>
      <style:text-properties fo:font-size="11pt" fo:font-style="normal" fo:font-weight="bold" officeooo:rsid="0003a60f" officeooo:paragraph-rsid="00093331" style:font-size-asian="11pt" style:font-style-asian="normal" style:font-weight-asian="bold" style:font-size-complex="11pt" style:font-style-complex="normal" style:font-weight-complex="bold"/>
    </style:style>
    <style:style style:name="P7" style:family="paragraph" style:parent-style-name="Text_20_body">
      <style:paragraph-properties fo:margin-top="0cm" fo:margin-bottom="0.046cm" loext:contextual-spacing="false" fo:line-height="100%" fo:text-align="start" style:justify-single-word="false"/>
      <style:text-properties fo:font-size="11pt" fo:font-style="normal" fo:font-weight="bold" officeooo:rsid="0003a60f" officeooo:paragraph-rsid="0012ae7a" style:font-size-asian="11pt" style:font-style-asian="normal" style:font-weight-asian="bold" style:font-size-complex="11pt" style:font-style-complex="normal" style:font-weight-complex="bold"/>
    </style:style>
    <style:style style:name="P8" style:family="paragraph" style:parent-style-name="Text_20_body">
      <style:paragraph-properties fo:margin-top="0cm" fo:margin-bottom="0.046cm" loext:contextual-spacing="false" fo:line-height="100%" fo:text-align="start" style:justify-single-word="false"/>
      <style:text-properties fo:font-size="11pt" fo:font-style="normal" fo:font-weight="bold" officeooo:rsid="0003aa23" officeooo:paragraph-rsid="00221a48" style:font-size-asian="11pt" style:font-style-asian="normal" style:font-weight-asian="bold" style:font-size-complex="11pt" style:font-style-complex="normal" style:font-weight-complex="bold"/>
    </style:style>
    <style:style style:name="P9" style:family="paragraph" style:parent-style-name="Text_20_body">
      <style:paragraph-properties fo:margin-top="0cm" fo:margin-bottom="0.046cm" loext:contextual-spacing="false" fo:line-height="100%" fo:text-align="start" style:justify-single-word="false"/>
      <style:text-properties fo:font-size="11pt" fo:font-style="normal" fo:font-weight="bold" officeooo:rsid="0003aa23" officeooo:paragraph-rsid="002359f1" style:font-size-asian="11pt" style:font-style-asian="normal" style:font-weight-asian="bold" style:font-size-complex="11pt" style:font-style-complex="normal" style:font-weight-complex="bold"/>
    </style:style>
    <style:style style:name="P10"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157a05" officeooo:paragraph-rsid="0021f234" style:font-size-asian="11pt" style:font-style-asian="normal" style:font-weight-asian="normal" style:font-size-complex="11pt" style:font-style-complex="normal" style:font-weight-complex="normal"/>
    </style:style>
    <style:style style:name="P11"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161dbe" officeooo:paragraph-rsid="00161dbe"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161dbe" officeooo:paragraph-rsid="0011c733" style:font-size-asian="11pt" style:font-style-asian="normal" style:font-weight-asian="normal" style:font-size-complex="11pt" style:font-style-complex="normal" style:font-weight-complex="normal"/>
    </style:style>
    <style:style style:name="P13"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04521" officeooo:paragraph-rsid="00204521" style:font-size-asian="11pt" style:font-style-asian="normal" style:font-weight-asian="normal" style:font-size-complex="11pt" style:font-style-complex="normal" style:font-weight-complex="normal"/>
    </style:style>
    <style:style style:name="P14"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1f234" officeooo:paragraph-rsid="0021f234"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340b2" officeooo:paragraph-rsid="002340b2"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359f1" officeooo:paragraph-rsid="002359f1"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523f1" officeooo:paragraph-rsid="002523f1" style:font-size-asian="11pt" style:font-style-asian="normal" style:font-weight-asian="normal" style:font-size-complex="11pt" style:font-style-complex="normal" style:font-weight-complex="normal"/>
    </style:style>
    <style:style style:name="P18"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82070" officeooo:paragraph-rsid="00282070"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82070" officeooo:paragraph-rsid="002bd5a3"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bd5a3" officeooo:paragraph-rsid="002bd5a3" style:font-size-asian="11pt" style:font-style-asian="normal" style:font-weight-asian="normal" style:font-size-complex="11pt" style:font-style-complex="normal" style:font-weight-complex="normal"/>
    </style:style>
    <style:style style:name="P21"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d613f" officeooo:paragraph-rsid="002d613f" style:font-size-asian="11pt" style:font-style-asian="normal" style:font-weight-asian="normal" style:font-size-complex="11pt" style:font-style-complex="normal" style:font-weight-complex="normal"/>
    </style:style>
    <style:style style:name="P22"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e8938" officeooo:paragraph-rsid="002e8938"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top="0cm" fo:margin-bottom="0.046cm" loext:contextual-spacing="false" fo:line-height="100%" fo:text-align="start" style:justify-single-word="false"/>
      <style:text-properties fo:font-size="11pt" fo:font-style="normal" fo:font-weight="normal" officeooo:rsid="002e8938" officeooo:paragraph-rsid="002d613f"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top="0cm" fo:margin-bottom="0.046cm" loext:contextual-spacing="false" fo:line-height="100%" fo:text-align="start" style:justify-single-word="false"/>
      <style:text-properties officeooo:paragraph-rsid="00093331"/>
    </style:style>
    <style:style style:name="P25" style:family="paragraph" style:parent-style-name="Text_20_body">
      <style:paragraph-properties fo:margin-top="0cm" fo:margin-bottom="0.046cm" loext:contextual-spacing="false" fo:line-height="100%" fo:text-align="start" style:justify-single-word="false"/>
      <style:text-properties officeooo:paragraph-rsid="00115e6f"/>
    </style:style>
    <style:style style:name="P26" style:family="paragraph" style:parent-style-name="Text_20_body">
      <style:paragraph-properties fo:margin-top="0cm" fo:margin-bottom="0.046cm" loext:contextual-spacing="false" fo:line-height="100%" fo:text-align="start" style:justify-single-word="false"/>
      <style:text-properties officeooo:rsid="000e5d84" officeooo:paragraph-rsid="000e5d84"/>
    </style:style>
    <style:style style:name="P27" style:family="paragraph" style:parent-style-name="Text_20_body">
      <style:paragraph-properties fo:margin-top="0cm" fo:margin-bottom="0.046cm" loext:contextual-spacing="false" fo:line-height="100%" fo:text-align="start" style:justify-single-word="false"/>
      <style:text-properties officeooo:rsid="0011c733" officeooo:paragraph-rsid="0011c733"/>
    </style:style>
    <style:style style:name="P28" style:family="paragraph" style:parent-style-name="Standard" style:list-style-name="L1">
      <style:paragraph-properties fo:text-align="start" style:justify-single-word="false"/>
      <style:text-properties fo:font-size="11pt" fo:font-style="normal" fo:font-weight="normal" officeooo:rsid="00055a10" officeooo:paragraph-rsid="00055a10"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fo:font-weight="normal" officeooo:rsid="00055a10" officeooo:paragraph-rsid="00055a10"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fo:font-weight="normal" officeooo:rsid="000754e2" officeooo:paragraph-rsid="000754e2"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fo:font-weight="normal" officeooo:rsid="00078353" officeooo:paragraph-rsid="00078353"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00%" fo:text-align="start" style:justify-single-word="false"/>
      <style:text-properties fo:font-size="11pt" fo:font-style="normal" fo:font-weight="normal" officeooo:rsid="00078353" officeooo:paragraph-rsid="00078353"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normal" fo:font-weight="normal" officeooo:rsid="00093331" officeooo:paragraph-rsid="00093331" style:font-size-asian="11pt" style:font-style-asian="normal" style:font-weight-asian="normal" style:font-size-complex="11pt" style:font-style-complex="normal" style:font-weight-complex="normal"/>
    </style:style>
    <style:style style:name="P34" style:family="paragraph" style:parent-style-name="Standard" style:list-style-name="L2">
      <style:paragraph-properties fo:text-align="start" style:justify-single-word="false"/>
      <style:text-properties officeooo:rsid="00055a10" officeooo:paragraph-rsid="000754e2"/>
    </style:style>
    <style:style style:name="P35" style:family="paragraph" style:parent-style-name="Standard" style:list-style-name="L3">
      <style:paragraph-properties fo:text-align="start" style:justify-single-word="false"/>
      <style:text-properties officeooo:rsid="000754e2" officeooo:paragraph-rsid="000754e2"/>
    </style:style>
    <style:style style:name="P36" style:family="paragraph" style:parent-style-name="Text_20_body">
      <style:paragraph-properties fo:margin-top="0cm" fo:margin-bottom="0.046cm" loext:contextual-spacing="false" fo:line-height="100%" fo:text-align="start" style:justify-single-word="false"/>
      <style:text-properties fo:font-size="11pt" officeooo:rsid="0011c733" officeooo:paragraph-rsid="0011c733" style:font-size-asian="11pt" style:font-size-complex="11pt"/>
    </style:style>
    <style:style style:name="P37" style:family="paragraph" style:parent-style-name="Text_20_body" style:list-style-name="L4">
      <style:paragraph-properties fo:margin-top="0cm" fo:margin-bottom="0.046cm" loext:contextual-spacing="false" fo:line-height="100%" fo:text-align="start" style:justify-single-word="false"/>
      <style:text-properties fo:font-size="11pt" officeooo:rsid="0011c733" officeooo:paragraph-rsid="0011c733" style:font-size-asian="11pt" style:font-size-complex="11pt"/>
    </style:style>
    <style:style style:name="P38" style:family="paragraph" style:parent-style-name="Text_20_body" style:list-style-name="L4">
      <style:paragraph-properties fo:margin-top="0cm" fo:margin-bottom="0.046cm" loext:contextual-spacing="false" fo:line-height="100%" fo:text-align="start" style:justify-single-word="false"/>
      <style:text-properties fo:font-size="11pt" officeooo:rsid="0012ae7a" officeooo:paragraph-rsid="0012ae7a" style:font-size-asian="11pt" style:font-size-complex="11pt"/>
    </style:style>
    <style:style style:name="P39" style:family="paragraph" style:parent-style-name="Text_20_body">
      <style:paragraph-properties fo:margin-top="0cm" fo:margin-bottom="0.046cm" loext:contextual-spacing="false" fo:line-height="100%" fo:text-align="start" style:justify-single-word="false"/>
      <style:text-properties fo:font-size="11pt" officeooo:rsid="0012ae7a" officeooo:paragraph-rsid="0012ae7a" style:font-size-asian="11pt" style:font-size-complex="11pt"/>
    </style:style>
    <style:style style:name="P40" style:family="paragraph" style:parent-style-name="Text_20_body">
      <style:paragraph-properties fo:margin-top="0cm" fo:margin-bottom="0.046cm" loext:contextual-spacing="false" fo:line-height="100%" fo:text-align="start" style:justify-single-word="false"/>
      <style:text-properties officeooo:rsid="000b9ce5" officeooo:paragraph-rsid="0030a8c1"/>
    </style:style>
    <style:style style:name="T1" style:family="text">
      <style:text-properties officeooo:rsid="0003a60f"/>
    </style:style>
    <style:style style:name="T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 style:family="text">
      <style:text-properties fo:font-size="11pt" fo:font-style="normal" fo:font-weight="normal" officeooo:rsid="00055a10" style:font-size-asian="11pt" style:font-style-asian="normal" style:font-weight-asian="normal" style:font-size-complex="11pt" style:font-style-complex="normal" style:font-weight-complex="normal"/>
    </style:style>
    <style:style style:name="T4" style:family="text">
      <style:text-properties fo:font-size="11pt" fo:font-style="normal" fo:font-weight="normal" officeooo:rsid="000754e2" style:font-size-asian="11pt" style:font-style-asian="normal" style:font-weight-asian="normal" style:font-size-complex="11pt" style:font-style-complex="normal" style:font-weight-complex="normal"/>
    </style:style>
    <style:style style:name="T5" style:family="text">
      <style:text-properties fo:font-size="11pt" fo:font-style="normal" fo:font-weight="normal" officeooo:rsid="00093331" style:font-size-asian="11pt" style:font-style-asian="normal" style:font-weight-asian="normal" style:font-size-complex="11pt" style:font-style-complex="normal" style:font-weight-complex="normal"/>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fo:font-style="normal" officeooo:rsid="00055a10" style:font-size-asian="11pt" style:font-style-asian="normal" style:font-size-complex="11pt" style:font-style-complex="normal"/>
    </style:style>
    <style:style style:name="T8" style:family="text">
      <style:text-properties fo:font-size="11pt" style:font-size-asian="11pt" style:font-size-complex="11pt"/>
    </style:style>
    <style:style style:name="T9" style:family="text">
      <style:text-properties fo:font-size="11pt" officeooo:rsid="00093331" style:font-size-asian="11pt" style:font-size-complex="11pt"/>
    </style:style>
    <style:style style:name="T10" style:family="text">
      <style:text-properties fo:font-size="11pt" officeooo:rsid="0010807d" style:font-size-asian="11pt" style:font-size-complex="11pt"/>
    </style:style>
    <style:style style:name="T11" style:family="text">
      <style:text-properties fo:font-size="11pt" officeooo:rsid="0011c733" style:font-size-asian="11pt" style:font-size-complex="11pt"/>
    </style:style>
    <style:style style:name="T12" style:family="text">
      <style:text-properties fo:font-size="11pt" officeooo:rsid="00115e6f" style:font-size-asian="11pt" style:font-size-complex="11pt"/>
    </style:style>
    <style:style style:name="T13" style:family="text">
      <style:text-properties fo:font-size="11pt" officeooo:rsid="0030a8c1" style:font-size-asian="11pt" style:font-size-complex="11pt"/>
    </style:style>
    <style:style style:name="T14" style:family="text">
      <style:text-properties officeooo:rsid="00078353"/>
    </style:style>
    <style:style style:name="T15" style:family="text">
      <style:text-properties officeooo:rsid="00082be6"/>
    </style:style>
    <style:style style:name="T16" style:family="text">
      <style:text-properties fo:font-variant="normal" fo:text-transform="none" fo:color="#000000" style:font-name="Liberation Serif" fo:font-size="11pt" fo:letter-spacing="normal" style:font-size-asian="11pt" style:font-size-complex="11pt"/>
    </style:style>
    <style:style style:name="T17" style:family="text">
      <style:text-properties fo:font-variant="normal" fo:text-transform="none" fo:color="#000000" style:font-name="Liberation Serif" fo:font-size="11pt" fo:letter-spacing="normal" fo:font-style="normal" fo:font-weight="normal" style:font-size-asian="11pt" style:font-size-complex="11pt"/>
    </style:style>
    <style:style style:name="T18" style:family="text">
      <style:text-properties style:font-name="Liberation Serif" fo:font-size="11pt" fo:font-style="normal" fo:font-weight="normal" officeooo:rsid="00093331" style:font-size-asian="11pt" style:font-style-asian="normal" style:font-weight-asian="normal" style:font-size-complex="11pt" style:font-style-complex="normal" style:font-weight-complex="normal"/>
    </style:style>
    <style:style style:name="T19" style:family="text">
      <style:text-properties style:font-name="Liberation Serif" fo:font-size="11pt" style:font-size-asian="11pt" style:font-size-complex="11pt"/>
    </style:style>
    <style:style style:name="T20" style:family="text">
      <style:text-properties style:font-name="Liberation Serif" fo:font-size="11pt" officeooo:rsid="00093331" style:font-size-asian="11pt" style:font-size-complex="11pt"/>
    </style:style>
    <style:style style:name="T21" style:family="text">
      <style:text-properties officeooo:rsid="00161dbe"/>
    </style:style>
    <style:style style:name="T22" style:family="text">
      <style:text-properties officeooo:rsid="0016f5ae"/>
    </style:style>
    <style:style style:name="T23" style:family="text">
      <style:text-properties officeooo:rsid="0021f234"/>
    </style:style>
    <style:style style:name="T24" style:family="text">
      <style:text-properties officeooo:rsid="002359f1"/>
    </style:style>
    <style:style style:name="T25" style:family="text">
      <style:text-properties officeooo:rsid="002bd5a3"/>
    </style:style>
    <style:style style:name="T26" style:family="text">
      <style:text-properties officeooo:rsid="002d613f"/>
    </style:style>
    <style:style style:name="T27" style:family="text">
      <style:text-properties officeooo:rsid="002e8938"/>
    </style:style>
    <style:style style:name="T28" style:family="text">
      <style:text-properties officeooo:rsid="002f6e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canique <text:span text:style-name="T14">de jeu</text:span> </text:p>
      <text:p text:style-name="P1"/>
      <text:p text:style-name="P2">Passif <text:span text:style-name="T1">(Énergie) </text:span>:</text:p>
      <text:p text:style-name="P2"/>
      <text:p text:style-name="P3">Le passif est très important pour le personnage, il est le moteur de votre gameplay, c’est ce qui dynamisera votre jeu.</text:p>
      <text:p text:style-name="P3">Je dirai qu’il y a 3 phases avec Zarya celons sa charge.</text:p>
      <text:p text:style-name="P3"/>
      <text:list xml:id="list4199689807037003111" text:style-name="L1">
        <text:list-item>
          <text:p text:style-name="P28">(0 – 50) Au début vous serez plutôt passif dans votre jeu, chercher le « kill » n’a pas vraiment d’intérêt, car vous ne ferez pas assez de dégât rapidement. C’est donc un moment ou vous essayer de charger votre énergie le plus possible.</text:p>
        </text:list-item>
      </text:list>
      <text:p text:style-name="P3"/>
      <text:list xml:id="list8613307842504842373" text:style-name="L2">
        <text:list-item>
          <text:p text:style-name="P34"><text:span text:style-name="T2">(50 – 70) </text:span><text:span text:style-name="T4">Ici vous pouvez déjà jouer de maniéré plus agressive, plus exposé mais pas encore totalement, cette manière de vous exposez un peu plus vous permettra de charger plus rapidement les dernières charges.</text:span></text:p>
        </text:list-item>
      </text:list>
      <text:p text:style-name="P30"/>
      <text:list xml:id="list6213304401767509525" text:style-name="L3">
        <text:list-item>
          <text:p text:style-name="P35"><text:span text:style-name="T4">(</text:span><text:span text:style-name="T2">75 – 100) Vous êtes maintenant chargé correctement, soyez beaucoup plus agressif, chercher les ennemies pour les tués rapidement, et faire fondre les ennemies plus coriace comme D.VA ou Reinhardt.</text:span></text:p>
        </text:list-item>
      </text:list>
      <text:p text:style-name="P3"/>
      <text:p text:style-name="P3"/>
      <text:p text:style-name="P4"><text:span text:style-name="T7">T</text:span><text:span text:style-name="T6">ir principale (Canon à particules) :</text:span></text:p>
      <text:p text:style-name="P3"/>
      <text:p text:style-name="P5"><text:span text:style-name="T3">L</text:span><text:span text:style-name="T2">e « laser » est une arme très efficace (si charger) pour infliger de gros dégâts en continue, même si cela demande un peu d’entraînement pour la viser, vous serez une grande menace pour tous les ennemies.</text:span></text:p>
      <text:p text:style-name="P31">De plus le tir passe à travers certaines protection comme la « Matrice » de D.VA ou le « reflexte » de Genji, toutefois le « laser » ne passe pas à travers les boucliers comme celui de Reinhardt, Winston ou Symmetra. Par contre vous pourrez les détruire rapidement si vous êtes bien chargé (75 – 100).</text:p>
      <text:p text:style-name="P33">Si vous êtes bien chargé ce mode de tir vous permet d’avoir votre ultime très rapidement.</text:p>
      <text:p text:style-name="P31"/>
      <text:p text:style-name="P32"/>
      <text:p text:style-name="P6"><text:span text:style-name="T15">Tir </text:span>secondaire (Charge explosive) :</text:p>
      <text:p text:style-name="P6"/>
      <text:p text:style-name="P24"><text:span text:style-name="T5">La « charge explosive » est une arme très efficace pour « harrass »* les adversaires </text:span><text:span text:style-name="T18">(</text:span><text:span text:style-name="T16"> *</text:span><text:span text:style-name="T17">Action consistant à ennuyer son adversaire</text:span><text:span text:style-name="T19"> </text:span><text:span text:style-name="T20">avec un sort ou un tir )</text:span><text:span text:style-name="T9"> (</text:span><text:span text:style-name="T13">souvent </text:span><text:span text:style-name="T9">durant les faces de siège), de charger un peu votre ultime ou de gêner une entrée/sortie pour les ennemies. </text:span></text:p>
      <text:p text:style-name="P26"><text:span text:style-name="T9">S</text:span><text:span text:style-name="T8">e tir secondaire s’utilise aussi pour terminer un </text:span><text:span text:style-name="T10">ennemies</text:span><text:span text:style-name="T8"> qui n’a plus beaucoup de points de vie,</text:span><text:span text:style-name="T10"> pour toucher plus facilement certains personnage (tirer à leurs pied) ou pour faire des dégât à des endroit un peu difficile à atteindre (derrière un obstacle, dans une auteur pas très dégager, etc..).</text:span></text:p>
      <text:p text:style-name="P40"><text:span text:style-name="T9">I</text:span><text:span text:style-name="T8">l faut savoir que même si il vous reste 1 seul bal dans votre chargeur, vous pouvez tirer une charge explosive (aucun impact sur les dégâts). </text:span></text:p>
      <text:p text:style-name="P40"><text:span text:style-name="T10">Contrairement à votre tir principal celui-ci peut ce faire « manger » ou renvoyer par D.VA et Genji, il faut donc faire attention à ne pas les envoyer n’importe comment.</text:span></text:p>
      <text:p text:style-name="P25"><text:span text:style-name="T12">Il existe une petite mécanique </text:span><text:span text:style-name="T11">importante à connaître je l’appelle la « semi roquettes jump » (j’ai pas le vrai nom)</text:span><text:span text:style-name="T9">.</text:span></text:p>
      <text:p text:style-name="P27"><text:span text:style-name="T9">I</text:span><text:span text:style-name="T8">l suffit de tirer avec votre « charge explosive » à vos pied et sauter pratiquement en même temps. Avec cette mécanique vous pourrez :</text:span></text:p>
      <text:p text:style-name="P36"/>
      <text:list xml:id="list4998177270889115534" text:style-name="L4">
        <text:list-item>
          <text:p text:style-name="P37">Aller légèrement plus vite en sortant de la base, en tirant 2, 3 fois tous en continuant de marcher.</text:p>
        </text:list-item>
        <text:list-item>
          <text:p text:style-name="P38">Accéder à des endroit inaccessible normalement. (J’intégrerai les sauts intéressant à faire sur toute les cartes).</text:p>
        </text:list-item>
      </text:list>
      <text:p text:style-name="P39"/>
      <text:p text:style-name="P39"/>
      <text:p text:style-name="P39"/>
      <text:p text:style-name="P12"><text:soft-page-break/></text:p>
      <text:p text:style-name="P7"/>
      <text:p text:style-name="P7">Barrière de particules :</text:p>
      <text:p text:style-name="P7"/>
      <text:p text:style-name="P13">Ce sort est votre principal moyen de défense, mais il vous permet surtout de vous chargez votre énergie.</text:p>
      <text:p text:style-name="P13">Il faut travailler certains timing/<text:span text:style-name="T23">réflexe</text:span> contre beaucoup de héros comme le « Sleep » de Ana, le « <text:span text:style-name="T23">G</text:span>rab » de Chopper <text:span text:style-name="T23">ou encore laisser un Reinhardt vous chargez (avec un bon timing vous rendrez inutile son action), il vous permettrons d’encaisser des « burst »* (*beaucoup de dégât en très peu de temps) ou des sort puissant qui aurez était fatal en temps normal.</text:span></text:p>
      <text:p text:style-name="P14">Il ne faut pas hésiter à vous exposez pour encaisser des dégâts, même passer devant le bouclier de votre Reinhardt, le temps de charger votre énergie. </text:p>
      <text:p text:style-name="P7"/>
      <text:p text:style-name="P7"/>
      <text:p text:style-name="P8">Barrière projetée :</text:p>
      <text:p text:style-name="P8"/>
      <text:p text:style-name="P15">Avec ce sort il faut être vigilent, observer/<text:span text:style-name="T24">écouter</text:span> votre environnement car vous pourrez plus facilement sauver vos alliés, comme par exemple une personne qui se fais « Grab » par un Chopper, mettre votre barrière au moment ou il se fais attraper permettra de vous chargez mais aussi de le sauver.</text:p>
      <text:p text:style-name="P15">Il faut impérativement connaître le gameplay de tous le monde (alliés ou ennemie), il vous sera utile pour sauver, ou crée quelque chose avec vos coéquipiers comme des combos.</text:p>
      <text:p text:style-name="P15">Ne pas hésiter à mettre votre barrière sur votre Reinhardt qui charge, cela évitera qu’il se fasse interrompre mais <text:span text:style-name="T24">sa lui permettra </text:span>aussi <text:span text:style-name="T24">de </text:span>prendre un avantage <text:span text:style-name="T24">certains </text:span>dans le camp ennemie.</text:p>
      <text:p text:style-name="P16">Vous devez mettre votre barrière sur les personnes qui ultime (Chopper, Faucheur, Soldat 76, Pharah, Mc Cree, Bastion, Genji, Winston, ou les personnes sous NanoBoost), pour les même raison que Reinhardt, cela permettra a votre allié de survivre plus longtemps, ou pour ne pas se faire interrompre, évidement cela vaut aussi pour les personnes qui veulent crée une simple engage.</text:p>
      <text:p text:style-name="P16">Après utiliser votre barrière simplement lors d’un duel entre 2 personnes peut lui donner un avantage certains et potentiellement changer le vainqueur.</text:p>
      <text:p text:style-name="P16"/>
      <text:p text:style-name="P10">Note :</text:p>
      <text:p text:style-name="P10">- <text:span text:style-name="T23">L</text:span>es <text:span text:style-name="T21">barrières</text:span> de Zarya fonctionne de la <text:span text:style-name="T21">même</text:span> <text:span text:style-name="T21">manière</text:span>, elle peuvent <text:span text:style-name="T21">emmagasiner</text:span> <text:span text:style-name="T21">les dégât même si ils sont supérieurs à ce qu’il peuvent contenir (comme un ultime D.VA) ou encore annuler certains effet déjà actif comme l’anti-heal de Ana ou le slow de Mei.</text:span></text:p>
      <text:p text:style-name="P11">- Attention si vous êtes immobilis<text:span text:style-name="T22">é</text:span> (ou un allié) vous ne pouvez pas l’annuler avec une barrière.</text:p>
      <text:p text:style-name="P11">- <text:span text:style-name="T23">Il faut surtout pas trop anticiper vos barrière, voir pas du tout, l’objectif est de les rendre le plus efficace possible.</text:span></text:p>
      <text:p text:style-name="P17"/>
      <text:p text:style-name="P11"/>
      <text:p text:style-name="P9">Orbe à gravitons :</text:p>
      <text:p text:style-name="P15"/>
      <text:p text:style-name="P18">Cette ultime est le meilleurs pour exécuter des combos avec d’autres héros, cependant il sera nécessaire d’être en cohésions avec votre équipes, de bien faire attention qu’il peuvent suivre votre action et ne surtout pas l’envoyer tous seul.</text:p>
      <text:p text:style-name="P19">Le projectile s’arrête (et reste) au premier endroit touché, que se soit sur un mur, ou un bouclier à la Reinhardt (Winston, Symmetra), donc faite attention à ne pas l’envoyer malencontreusement au mauvais endroit, <text:span text:style-name="T25">vous pouvez attendre (ou le faire vous même) que le bouclier de Reinhardt se brise, ou alors rentrer dans les lignes ennemies en passant derrière sont boucliers pour lancer votre ultime sur les personnes qu’il protège.</text:span></text:p>
      <text:p text:style-name="P19">Vu que c’est un projectile la matrice de D.VA peut absorber <text:span text:style-name="T25">votre ultime </text:span>tous comme il peut être renvoyer par le reflexte de Genji, <text:span text:style-name="T25">vous avez 2 solutions, sois vous attendez que le sort et fini (ou le tuer) sois rentrer dans le tas, vous vous baisez et viser le sol puis lancer votre ultime cela devrai empêcher une D.VA d’absorber votre ultime.</text:span></text:p>
      <text:p text:style-name="P20"><text:soft-page-break/>Il faut savoir que toute les personnes (ennemies) dans le rayon de l’ultime sont absorbé même si ils sont derrière un mur, aussi certains héros peut sortir de votre ultime avec leurs compétence comme Ange, Reinhardt, Genji <text:span text:style-name="T26">ou</text:span> Faucheur.</text:p>
      <text:p text:style-name="P21">Zenyatta / <text:span text:style-name="T27">Lucio</text:span> peut rendre inutile votre ultime grase à <text:span text:style-name="T27">la</text:span> « Transcendance » / « <text:span text:style-name="T27">Mur de son »</text:span>, Mei ou Reinhardt peuvent aussi gêner en protégeant leurs coéquipiers d’un potentiel combo.</text:p>
      <text:p text:style-name="P23"/>
      <text:p text:style-name="P22">Les personnages avec qui vous pouvez faire des combos : </text:p>
      <text:p text:style-name="P22">Genji, Faucheur, Mc Cree, Pharah, Bastion, Tracer, Hanzo, Chacal, D.VA, Chopper, Winston</text:p>
      <text:p text:style-name="P22">Des ultimes plus utilitaire fonctionne très bien pour faire des combos plus complet (et plus sûr) et plus <text:span text:style-name="T28">dévastateurs</text:span> :</text:p>
      <text:p text:style-name="P22">Mei, Sombra, Reinhard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4:48:21.406000000</meta:creation-date>
    <dc:date>2017-02-27T17:21:34.029000000</dc:date>
    <meta:editing-duration>PT8H50M48S</meta:editing-duration>
    <meta:editing-cycles>14</meta:editing-cycles>
    <meta:generator>LibreOffice/5.1.5.2$Windows_x86 LibreOffice_project/7a864d8825610a8c07cfc3bc01dd4fce6a9447e5</meta:generator>
    <meta:document-statistic meta:table-count="0" meta:image-count="0" meta:object-count="0" meta:page-count="3" meta:paragraph-count="44" meta:word-count="1195" meta:character-count="6964" meta:non-whitespace-character-count="5809"/>
  </office:meta>
</office:document-meta>
</file>